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0.796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0.8819in"/>
    </style:style>
    <style:style style:name="co18" style:family="table-column">
      <style:table-column-properties fo:break-before="auto" style:column-width="0.6783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1.1398in"/>
    </style:style>
    <style:style style:name="co22" style:family="table-column">
      <style:table-column-properties fo:break-before="auto" style:column-width="2.6409in"/>
    </style:style>
    <style:style style:name="co23" style:family="table-column">
      <style:table-column-properties fo:break-before="auto" style:column-width="0.6035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0.6138in"/>
    </style:style>
    <style:style style:name="co26" style:family="table-column">
      <style:table-column-properties fo:break-before="auto" style:column-width="1.0862in"/>
    </style:style>
    <style:style style:name="co27" style:family="table-column">
      <style:table-column-properties fo:break-before="auto" style:column-width="0.9146in"/>
    </style:style>
    <style:style style:name="co28" style:family="table-column">
      <style:table-column-properties fo:break-before="auto" style:column-width="0.5071in"/>
    </style:style>
    <style:style style:name="co29" style:family="table-column">
      <style:table-column-properties fo:break-before="auto" style:column-width="0.9575in"/>
    </style:style>
    <style:style style:name="co30" style:family="table-column">
      <style:table-column-properties fo:break-before="auto" style:column-width="0.5717in"/>
    </style:style>
    <style:style style:name="co31" style:family="table-column">
      <style:table-column-properties fo:break-before="auto" style:column-width="1.3972in"/>
    </style:style>
    <style:style style:name="co32" style:family="table-column">
      <style:table-column-properties fo:break-before="auto" style:column-width="0.6354in"/>
    </style:style>
    <style:style style:name="co33" style:family="table-column">
      <style:table-column-properties fo:break-before="auto" style:column-width="1.0965in"/>
    </style:style>
    <style:style style:name="co3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1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tlb:dtlb_bsize</text:p>
          </table:table-cell>
          <table:table-cell office:value-type="string" calcext:value-type="string">
            <text:p>tlb:dtlb_assoc</text:p>
          </table:table-cell>
          <table:table-cell office:value-type="string" calcext:value-type="string">
            <text:p>cache:il2lat</text:p>
          </table:table-cell>
          <table:table-cell office:value-type="string" calcext:value-type="string">
            <text:p>tlb:itlb_bsize</text:p>
          </table:table-cell>
          <table:table-cell office:value-type="string" calcext:value-type="string">
            <text:p>float_exec_time</text:p>
          </table:table-cell>
          <table:table-cell office:value-type="string" calcext:value-type="string">
            <text:p>decode:width</text:p>
          </table:table-cell>
          <table:table-cell office:value-type="string" calcext:value-type="string">
            <text:p>cache:dl1_assoc</text:p>
          </table:table-cell>
          <table:table-cell office:value-type="string" calcext:value-type="string">
            <text:p>cache:dl1_bsize</text:p>
          </table:table-cell>
          <table:table-cell office:value-type="string" calcext:value-type="string">
            <text:p>tlb:itlb_assoc</text:p>
          </table:table-cell>
          <table:table-cell office:value-type="string" calcext:value-type="string">
            <text:p>res:fpmult</text:p>
          </table:table-cell>
          <table:table-cell office:value-type="string" calcext:value-type="string">
            <text:p>cache:il1lat</text:p>
          </table:table-cell>
          <table:table-cell office:value-type="string" calcext:value-type="string">
            <text:p>cache:dl1lat</text:p>
          </table:table-cell>
          <table:table-cell office:value-type="string" calcext:value-type="string">
            <text:p>tlb:dtlb</text:p>
          </table:table-cell>
          <table:table-cell office:value-type="string" calcext:value-type="string">
            <text:p>mcf_execution_time</text:p>
          </table:table-cell>
          <table:table-cell office:value-type="string" calcext:value-type="string">
            <text:p>mem:width</text:p>
          </table:table-cell>
          <table:table-cell office:value-type="string" calcext:value-type="string">
            <text:p>res:imult</text:p>
          </table:table-cell>
          <table:table-cell office:value-type="string" calcext:value-type="string">
            <text:p>cache:dl1</text:p>
          </table:table-cell>
          <table:table-cell office:value-type="string" calcext:value-type="string">
            <text:p>bpred:btb</text:p>
          </table:table-cell>
          <table:table-cell office:value-type="string" calcext:value-type="string">
            <text:p>cache:dl2</text:p>
          </table:table-cell>
          <table:table-cell office:value-type="string" calcext:value-type="string">
            <text:p>cache:il1</text:p>
          </table:table-cell>
          <table:table-cell office:value-type="string" calcext:value-type="string">
            <text:p>cache:il2</text:p>
          </table:table-cell>
          <table:table-cell office:value-type="string" calcext:value-type="string">
            <text:p>cache:dl2_bsize</text:p>
          </table:table-cell>
          <table:table-cell office:value-type="string" calcext:value-type="string">
            <text:p>cache:dl2_assoc</text:p>
          </table:table-cell>
          <table:table-cell office:value-type="string" calcext:value-type="string">
            <text:p>cache:il1_repl</text:p>
          </table:table-cell>
          <table:table-cell office:value-type="string" calcext:value-type="string">
            <text:p>cache:il1_assoc</text:p>
          </table:table-cell>
          <table:table-cell office:value-type="string" calcext:value-type="string">
            <text:p>tlb:dtlb_repl</text:p>
          </table:table-cell>
          <table:table-cell office:value-type="string" calcext:value-type="string">
            <text:p>cache:dl1_nset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tlb:itlb</text:p>
          </table:table-cell>
          <table:table-cell office:value-type="string" calcext:value-type="string">
            <text:p>lsq:size</text:p>
          </table:table-cell>
          <table:table-cell office:value-type="string" calcext:value-type="string">
            <text:p>cache:dl2lat</text:p>
          </table:table-cell>
          <table:table-cell office:value-type="string" calcext:value-type="string">
            <text:p>cache:dl2_repl</text:p>
          </table:table-cell>
          <table:table-cell office:value-type="string" calcext:value-type="string">
            <text:p>mcf_ipc</text:p>
          </table:table-cell>
          <table:table-cell office:value-type="string" calcext:value-type="string">
            <text:p>cache:il1_bsize</text:p>
          </table:table-cell>
          <table:table-cell table:style-name="Default" office:value-type="string" calcext:value-type="string">
            <text:p>issue:inorder</text:p>
          </table:table-cell>
          <table:table-cell office:value-type="string" calcext:value-type="string">
            <text:p>bpred </text:p>
          </table:table-cell>
          <table:table-cell office:value-type="string" calcext:value-type="string">
            <text:p>tlb:dtlb_nsets</text:p>
          </table:table-cell>
          <table:table-cell office:value-type="string" calcext:value-type="string">
            <text:p>ruu:size</text:p>
          </table:table-cell>
          <table:table-cell office:value-type="string" calcext:value-type="string">
            <text:p>res:fpalu</text:p>
          </table:table-cell>
          <table:table-cell office:value-type="string" calcext:value-type="string">
            <text:p>issue:width</text:p>
          </table:table-cell>
          <table:table-cell office:value-type="string" calcext:value-type="string">
            <text:p>cache:dl1_repl</text:p>
          </table:table-cell>
          <table:table-cell office:value-type="string" calcext:value-type="string">
            <text:p>tlb:itlb_repl</text:p>
          </table:table-cell>
          <table:table-cell office:value-type="string" calcext:value-type="string">
            <text:p>cache:dl2_nsets</text:p>
          </table:table-cell>
          <table:table-cell office:value-type="string" calcext:value-type="string">
            <text:p>res:ialu</text:p>
          </table:table-cell>
          <table:table-cell office:value-type="string" calcext:value-type="string">
            <text:p>milc_execution_time</text:p>
          </table:table-cell>
          <table:table-cell office:value-type="string" calcext:value-type="string">
            <text:p>bpred:ras</text:p>
          </table:table-cell>
          <table:table-cell office:value-type="string" calcext:value-type="string">
            <text:p>int_exec_time</text:p>
          </table:table-cell>
          <table:table-cell office:value-type="string" calcext:value-type="string">
            <text:p>tlb:itlb_nsets</text:p>
          </table:table-cell>
          <table:table-cell office:value-type="string" calcext:value-type="string">
            <text:p>milc_ipc</text:p>
          </table:table-cell>
          <table:table-cell office:value-type="string" calcext:value-type="string">
            <text:p>cache:il1_nset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67442448925" calcext:value-type="float">
            <text:p>0.00036744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30595273644" calcext:value-type="float">
            <text:p>0.00030595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6mtveoqvsgh6x1cznbyip3l6mejkl4p9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214" calcext:value-type="float">
            <text:p>1.02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5981802072" calcext:value-type="float">
            <text:p>0.0004259818</text:p>
          </table:table-cell>
          <table:table-cell office:value-type="float" office:value="16" calcext:value-type="float">
            <text:p>16</text:p>
          </table:table-cell>
          <table:table-cell office:value-type="float" office:value="0.00035181162318" calcext:value-type="float">
            <text:p>0.0003518116</text:p>
          </table:table-cell>
          <table:table-cell office:value-type="float" office:value="16" calcext:value-type="float">
            <text:p>16</text:p>
          </table:table-cell>
          <table:table-cell office:value-type="float" office:value="0.7336" calcext:value-type="float">
            <text:p>0.73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929581013" calcext:value-type="float">
            <text:p>0.00046929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151740128" calcext:value-type="float">
            <text:p>0.00024151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t35h65rbz4mvucxn3qow51busjotzi5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562" calcext:value-type="float">
            <text:p>1.65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4912394149" calcext:value-type="float">
            <text:p>0.0003849124</text:p>
          </table:table-cell>
          <table:table-cell office:value-type="float" office:value="16" calcext:value-type="float">
            <text:p>16</text:p>
          </table:table-cell>
          <table:table-cell office:value-type="float" office:value="0.000285366296144" calcext:value-type="float">
            <text:p>0.0002853663</text:p>
          </table:table-cell>
          <table:table-cell office:value-type="float" office:value="16" calcext:value-type="float">
            <text:p>16</text:p>
          </table:table-cell>
          <table:table-cell office:value-type="float" office:value="1.0392" calcext:value-type="float">
            <text:p>1.039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884973646076" calcext:value-type="float">
            <text:p>0.00088497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784436774396" calcext:value-type="float">
            <text:p>0.00078443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:8:1: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48:16:2:r</text:p>
          </table:table-cell>
          <table:table-cell office:value-type="string" calcext:value-type="string">
            <text:p>1024:8:1:r</text:p>
          </table:table-cell>
          <table:table-cell office:value-type="string" calcext:value-type="string">
            <text:p>not foun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base.cfg</text:p>
          </table:table-cell>
          <table:table-cell office:value-type="string" calcext:value-type="string">
            <text:p>16:4096:4: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0.3187" calcext:value-type="float">
            <text:p>0.31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0594954783436" calcext:value-type="float">
            <text:p>0.0005949548</text:p>
          </table:table-cell>
          <table:table-cell office:value-type="float" office:value="0" calcext:value-type="float">
            <text:p>0</text:p>
          </table:table-cell>
          <table:table-cell office:value-type="float" office:value="0.000972505506286" calcext:value-type="float">
            <text:p>0.0009725055</text:p>
          </table:table-cell>
          <table:table-cell office:value-type="float" office:value="16" calcext:value-type="float">
            <text:p>16</text:p>
          </table:table-cell>
          <table:table-cell office:value-type="float" office:value="0.4202" calcext:value-type="float">
            <text:p>0.420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67442448925" calcext:value-type="float">
            <text:p>0.00036744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30595273644" calcext:value-type="float">
            <text:p>0.00030595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gseiduehm391pxybtgt8nt27x4jp9l6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214" calcext:value-type="float">
            <text:p>1.02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5981802072" calcext:value-type="float">
            <text:p>0.0004259818</text:p>
          </table:table-cell>
          <table:table-cell office:value-type="float" office:value="16" calcext:value-type="float">
            <text:p>16</text:p>
          </table:table-cell>
          <table:table-cell office:value-type="float" office:value="0.000351811576272" calcext:value-type="float">
            <text:p>0.0003518116</text:p>
          </table:table-cell>
          <table:table-cell office:value-type="float" office:value="16" calcext:value-type="float">
            <text:p>16</text:p>
          </table:table-cell>
          <table:table-cell office:value-type="float" office:value="0.7336" calcext:value-type="float">
            <text:p>0.73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65871231456" calcext:value-type="float">
            <text:p>0.00036587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9999124028" calcext:value-type="float">
            <text:p>0.00029999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c9d5ks7yfwwhjbsdumwmpgxi0ohekee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417" calcext:value-type="float">
            <text:p>1.04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3556858227" calcext:value-type="float">
            <text:p>0.0004235569</text:p>
          </table:table-cell>
          <table:table-cell office:value-type="float" office:value="16" calcext:value-type="float">
            <text:p>16</text:p>
          </table:table-cell>
          <table:table-cell office:value-type="float" office:value="0.000352090840401" calcext:value-type="float">
            <text:p>0.0003520908</text:p>
          </table:table-cell>
          <table:table-cell office:value-type="float" office:value="16" calcext:value-type="float">
            <text:p>16</text:p>
          </table:table-cell>
          <table:table-cell office:value-type="float" office:value="0.7378" calcext:value-type="float">
            <text:p>0.737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48648050775" calcext:value-type="float">
            <text:p>0.00034864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356154174" calcext:value-type="float">
            <text:p>0.00024356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97wc4tao7e2gyxn1fiximjnef625vpy6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423" calcext:value-type="float">
            <text:p>1.64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5097063637" calcext:value-type="float">
            <text:p>0.0003850971</text:p>
          </table:table-cell>
          <table:table-cell office:value-type="float" office:value="16" calcext:value-type="float">
            <text:p>16</text:p>
          </table:table-cell>
          <table:table-cell office:value-type="float" office:value="0.000298617531432" calcext:value-type="float">
            <text:p>0.0002986175</text:p>
          </table:table-cell>
          <table:table-cell office:value-type="float" office:value="16" calcext:value-type="float">
            <text:p>16</text:p>
          </table:table-cell>
          <table:table-cell office:value-type="float" office:value="1.0387" calcext:value-type="float">
            <text:p>1.038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62306728794" calcext:value-type="float">
            <text:p>0.00036230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9106031442" calcext:value-type="float">
            <text:p>0.00023910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v26j3tu9d2mjyu3wixlklepmb39qrxp2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729" calcext:value-type="float">
            <text:p>1.672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7221994192" calcext:value-type="float">
            <text:p>0.000387222</text:p>
          </table:table-cell>
          <table:table-cell office:value-type="float" office:value="16" calcext:value-type="float">
            <text:p>16</text:p>
          </table:table-cell>
          <table:table-cell office:value-type="float" office:value="0.000291342501912" calcext:value-type="float">
            <text:p>0.0002913425</text:p>
          </table:table-cell>
          <table:table-cell office:value-type="float" office:value="16" calcext:value-type="float">
            <text:p>16</text:p>
          </table:table-cell>
          <table:table-cell office:value-type="float" office:value="1.033" calcext:value-type="float">
            <text:p>1.0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08166485809" calcext:value-type="float">
            <text:p>0.000508166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22511919759" calcext:value-type="float">
            <text:p>0.00022251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ed8pxyhf1mj0ng7r3emgj5waryl1p8c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1909" calcext:value-type="float">
            <text:p>2.19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1775137258" calcext:value-type="float">
            <text:p>0.0004117751</text:p>
          </table:table-cell>
          <table:table-cell office:value-type="float" office:value="16" calcext:value-type="float">
            <text:p>16</text:p>
          </table:table-cell>
          <table:table-cell office:value-type="float" office:value="0.000295617700093" calcext:value-type="float">
            <text:p>0.0002956177</text:p>
          </table:table-cell>
          <table:table-cell office:value-type="float" office:value="16" calcext:value-type="float">
            <text:p>16</text:p>
          </table:table-cell>
          <table:table-cell office:value-type="float" office:value="1.1839" calcext:value-type="float">
            <text:p>1.183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54702663209" calcext:value-type="float">
            <text:p>0.00035470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12843045" calcext:value-type="float">
            <text:p>0.000241284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8hhqp4n7t1v67pfcz92eul6l24jvufhc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578" calcext:value-type="float">
            <text:p>1.657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6661150314" calcext:value-type="float">
            <text:p>0.0003866612</text:p>
          </table:table-cell>
          <table:table-cell office:value-type="float" office:value="16" calcext:value-type="float">
            <text:p>16</text:p>
          </table:table-cell>
          <table:table-cell office:value-type="float" office:value="0.000293133517528" calcext:value-type="float">
            <text:p>0.0002931335</text:p>
          </table:table-cell>
          <table:table-cell office:value-type="float" office:value="16" calcext:value-type="float">
            <text:p>16</text:p>
          </table:table-cell>
          <table:table-cell office:value-type="float" office:value="1.0345" calcext:value-type="float">
            <text:p>1.034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929581013" calcext:value-type="float">
            <text:p>0.000469295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151740128" calcext:value-type="float">
            <text:p>0.00024151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7gtcafhoz4pqns2v2spvvhw8tu10njac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562" calcext:value-type="float">
            <text:p>1.65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4912394149" calcext:value-type="float">
            <text:p>0.0003849124</text:p>
          </table:table-cell>
          <table:table-cell office:value-type="float" office:value="16" calcext:value-type="float">
            <text:p>16</text:p>
          </table:table-cell>
          <table:table-cell office:value-type="float" office:value="0.000285366220046" calcext:value-type="float">
            <text:p>0.0002853662</text:p>
          </table:table-cell>
          <table:table-cell office:value-type="float" office:value="16" calcext:value-type="float">
            <text:p>16</text:p>
          </table:table-cell>
          <table:table-cell office:value-type="float" office:value="1.0392" calcext:value-type="float">
            <text:p>1.039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919854546" calcext:value-type="float">
            <text:p>0.00039198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5701099937" calcext:value-type="float">
            <text:p>0.00023570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dsv44ascod8m3dxsyj27zwcj2b01ria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0683" calcext:value-type="float">
            <text:p>2.068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7095456879" calcext:value-type="float">
            <text:p>0.0004170955</text:p>
          </table:table-cell>
          <table:table-cell office:value-type="float" office:value="16" calcext:value-type="float">
            <text:p>16</text:p>
          </table:table-cell>
          <table:table-cell office:value-type="float" office:value="0.000304565474358" calcext:value-type="float">
            <text:p>0.0003045655</text:p>
          </table:table-cell>
          <table:table-cell office:value-type="float" office:value="16" calcext:value-type="float">
            <text:p>16</text:p>
          </table:table-cell>
          <table:table-cell office:value-type="float" office:value="1.1688" calcext:value-type="float">
            <text:p>1.168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48648050775" calcext:value-type="float">
            <text:p>0.00034864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356154174" calcext:value-type="float">
            <text:p>0.00024356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lma4t45j7yfrqhrcvny0w0jx1r1b47i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423" calcext:value-type="float">
            <text:p>1.64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5097063637" calcext:value-type="float">
            <text:p>0.0003850971</text:p>
          </table:table-cell>
          <table:table-cell office:value-type="float" office:value="16" calcext:value-type="float">
            <text:p>16</text:p>
          </table:table-cell>
          <table:table-cell office:value-type="float" office:value="0.0002986174518" calcext:value-type="float">
            <text:p>0.0002986175</text:p>
          </table:table-cell>
          <table:table-cell office:value-type="float" office:value="16" calcext:value-type="float">
            <text:p>16</text:p>
          </table:table-cell>
          <table:table-cell office:value-type="float" office:value="1.0387" calcext:value-type="float">
            <text:p>1.038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08166485809" calcext:value-type="float">
            <text:p>0.00050816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22511919759" calcext:value-type="float">
            <text:p>0.00022251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06a8k24euplex2enqfd6gl46mc4qln8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1909" calcext:value-type="float">
            <text:p>2.19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1775137258" calcext:value-type="float">
            <text:p>0.0004117751</text:p>
          </table:table-cell>
          <table:table-cell office:value-type="float" office:value="16" calcext:value-type="float">
            <text:p>16</text:p>
          </table:table-cell>
          <table:table-cell office:value-type="float" office:value="0.000295617660677" calcext:value-type="float">
            <text:p>0.0002956177</text:p>
          </table:table-cell>
          <table:table-cell office:value-type="float" office:value="16" calcext:value-type="float">
            <text:p>16</text:p>
          </table:table-cell>
          <table:table-cell office:value-type="float" office:value="1.1839" calcext:value-type="float">
            <text:p>1.183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6770465927" calcext:value-type="float">
            <text:p>0.00046677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96715604823" calcext:value-type="float">
            <text:p>0.00029671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r8tzq40gsr7jo5edqn57mqbt8cz91pa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532" calcext:value-type="float">
            <text:p>1.05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5575718371" calcext:value-type="float">
            <text:p>0.0004255757</text:p>
          </table:table-cell>
          <table:table-cell office:value-type="float" office:value="16" calcext:value-type="float">
            <text:p>16</text:p>
          </table:table-cell>
          <table:table-cell office:value-type="float" office:value="0.000336484385329" calcext:value-type="float">
            <text:p>0.0003364844</text:p>
          </table:table-cell>
          <table:table-cell office:value-type="float" office:value="16" calcext:value-type="float">
            <text:p>16</text:p>
          </table:table-cell>
          <table:table-cell office:value-type="float" office:value="0.7343" calcext:value-type="float">
            <text:p>0.73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59479009244" calcext:value-type="float">
            <text:p>0.0004594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4632285312" calcext:value-type="float">
            <text:p>0.00023463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60pchegpkh5zb743kyfqz7lxv71mhg4i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7048" calcext:value-type="float">
            <text:p>1.7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3142068966" calcext:value-type="float">
            <text:p>0.0003831421</text:p>
          </table:table-cell>
          <table:table-cell office:value-type="float" office:value="16" calcext:value-type="float">
            <text:p>16</text:p>
          </table:table-cell>
          <table:table-cell office:value-type="float" office:value="0.000286437147038" calcext:value-type="float">
            <text:p>0.0002864371</text:p>
          </table:table-cell>
          <table:table-cell office:value-type="float" office:value="16" calcext:value-type="float">
            <text:p>16</text:p>
          </table:table-cell>
          <table:table-cell office:value-type="float" office:value="1.044" calcext:value-type="float">
            <text:p>1.0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65799863328" calcext:value-type="float">
            <text:p>0.0003657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300510025002" calcext:value-type="float">
            <text:p>0.0003005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o1joqq4h0jrvl4ek26oam86xw1gtwx1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399" calcext:value-type="float">
            <text:p>1.03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3614274095" calcext:value-type="float">
            <text:p>0.0004236143</text:p>
          </table:table-cell>
          <table:table-cell office:value-type="float" office:value="16" calcext:value-type="float">
            <text:p>16</text:p>
          </table:table-cell>
          <table:table-cell office:value-type="float" office:value="0.000352663530511" calcext:value-type="float">
            <text:p>0.0003526635</text:p>
          </table:table-cell>
          <table:table-cell office:value-type="float" office:value="16" calcext:value-type="float">
            <text:p>16</text:p>
          </table:table-cell>
          <table:table-cell office:value-type="float" office:value="0.7377" calcext:value-type="float">
            <text:p>0.737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67442448925" calcext:value-type="float">
            <text:p>0.00036744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30595273644" calcext:value-type="float">
            <text:p>0.00030595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wry3li2txexp7rvs6y1aezbxrf492taz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214" calcext:value-type="float">
            <text:p>1.02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5981802072" calcext:value-type="float">
            <text:p>0.0004259818</text:p>
          </table:table-cell>
          <table:table-cell office:value-type="float" office:value="16" calcext:value-type="float">
            <text:p>16</text:p>
          </table:table-cell>
          <table:table-cell office:value-type="float" office:value="0.00035181162318" calcext:value-type="float">
            <text:p>0.0003518116</text:p>
          </table:table-cell>
          <table:table-cell office:value-type="float" office:value="16" calcext:value-type="float">
            <text:p>16</text:p>
          </table:table-cell>
          <table:table-cell office:value-type="float" office:value="0.7336" calcext:value-type="float">
            <text:p>0.73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8737196975" calcext:value-type="float">
            <text:p>0.00046873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99272529209" calcext:value-type="float">
            <text:p>0.00029927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7iv6uo4jc5fhcwv0f78cdkad3oon12l0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442" calcext:value-type="float">
            <text:p>1.04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5575718371" calcext:value-type="float">
            <text:p>0.0004255757</text:p>
          </table:table-cell>
          <table:table-cell office:value-type="float" office:value="16" calcext:value-type="float">
            <text:p>16</text:p>
          </table:table-cell>
          <table:table-cell office:value-type="float" office:value="0.000336999087275" calcext:value-type="float">
            <text:p>0.0003369991</text:p>
          </table:table-cell>
          <table:table-cell office:value-type="float" office:value="16" calcext:value-type="float">
            <text:p>16</text:p>
          </table:table-cell>
          <table:table-cell office:value-type="float" office:value="0.7343" calcext:value-type="float">
            <text:p>0.73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67442448925" calcext:value-type="float">
            <text:p>0.00036744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30595273644" calcext:value-type="float">
            <text:p>0.00030595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q8qvx5hh7bzo10pz4zhehazlp267sb3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214" calcext:value-type="float">
            <text:p>1.02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5981802072" calcext:value-type="float">
            <text:p>0.0004259818</text:p>
          </table:table-cell>
          <table:table-cell office:value-type="float" office:value="16" calcext:value-type="float">
            <text:p>16</text:p>
          </table:table-cell>
          <table:table-cell office:value-type="float" office:value="0.000351792879886" calcext:value-type="float">
            <text:p>0.0003517929</text:p>
          </table:table-cell>
          <table:table-cell office:value-type="float" office:value="16" calcext:value-type="float">
            <text:p>16</text:p>
          </table:table-cell>
          <table:table-cell office:value-type="float" office:value="0.7336" calcext:value-type="float">
            <text:p>0.73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29629795847" calcext:value-type="float">
            <text:p>0.00052962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0967122238" calcext:value-type="float">
            <text:p>0.00024096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wa750broyyt0idzeswot8gd0sx8gsjp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0231" calcext:value-type="float">
            <text:p>2.023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6205216426" calcext:value-type="float">
            <text:p>0.0004162052</text:p>
          </table:table-cell>
          <table:table-cell office:value-type="float" office:value="16" calcext:value-type="float">
            <text:p>16</text:p>
          </table:table-cell>
          <table:table-cell office:value-type="float" office:value="0.000298040482394" calcext:value-type="float">
            <text:p>0.0002980405</text:p>
          </table:table-cell>
          <table:table-cell office:value-type="float" office:value="16" calcext:value-type="float">
            <text:p>16</text:p>
          </table:table-cell>
          <table:table-cell office:value-type="float" office:value="1.1713" calcext:value-type="float">
            <text:p>1.17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65871231456" calcext:value-type="float">
            <text:p>0.00036587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9999124028" calcext:value-type="float">
            <text:p>0.00029999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k3iomov9tcfe1gbriz3bb5pgh9rz0n44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417" calcext:value-type="float">
            <text:p>1.04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3556858227" calcext:value-type="float">
            <text:p>0.0004235569</text:p>
          </table:table-cell>
          <table:table-cell office:value-type="float" office:value="16" calcext:value-type="float">
            <text:p>16</text:p>
          </table:table-cell>
          <table:table-cell office:value-type="float" office:value="0.000352090934292" calcext:value-type="float">
            <text:p>0.0003520909</text:p>
          </table:table-cell>
          <table:table-cell office:value-type="float" office:value="16" calcext:value-type="float">
            <text:p>16</text:p>
          </table:table-cell>
          <table:table-cell office:value-type="float" office:value="0.7378" calcext:value-type="float">
            <text:p>0.737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6770465927" calcext:value-type="float">
            <text:p>0.00046677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96715604823" calcext:value-type="float">
            <text:p>0.00029671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rupir7gimgs8pocwu48431u2p4xynda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532" calcext:value-type="float">
            <text:p>1.05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5575718371" calcext:value-type="float">
            <text:p>0.0004255757</text:p>
          </table:table-cell>
          <table:table-cell office:value-type="float" office:value="16" calcext:value-type="float">
            <text:p>16</text:p>
          </table:table-cell>
          <table:table-cell office:value-type="float" office:value="0.000336467072899" calcext:value-type="float">
            <text:p>0.0003364671</text:p>
          </table:table-cell>
          <table:table-cell office:value-type="float" office:value="16" calcext:value-type="float">
            <text:p>16</text:p>
          </table:table-cell>
          <table:table-cell office:value-type="float" office:value="0.7343" calcext:value-type="float">
            <text:p>0.73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67034346311" calcext:value-type="float">
            <text:p>0.0003670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312594153246" calcext:value-type="float">
            <text:p>0.000312594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pj0gn5kiuw6dbpp17i6k3kpu88qwb3c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.9997" calcext:value-type="float">
            <text:p>0.999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6039877301" calcext:value-type="float">
            <text:p>0.0004260399</text:p>
          </table:table-cell>
          <table:table-cell office:value-type="float" office:value="16" calcext:value-type="float">
            <text:p>16</text:p>
          </table:table-cell>
          <table:table-cell office:value-type="float" office:value="0.000354568239855" calcext:value-type="float">
            <text:p>0.0003545682</text:p>
          </table:table-cell>
          <table:table-cell office:value-type="float" office:value="16" calcext:value-type="float">
            <text:p>16</text:p>
          </table:table-cell>
          <table:table-cell office:value-type="float" office:value="0.7335" calcext:value-type="float">
            <text:p>0.73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08166485809" calcext:value-type="float">
            <text:p>0.00050816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22511919759" calcext:value-type="float">
            <text:p>0.00022251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12hs9t5gscfmocvqjkjdmcmv5rjg4jg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1909" calcext:value-type="float">
            <text:p>2.19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1775137258" calcext:value-type="float">
            <text:p>0.0004117751</text:p>
          </table:table-cell>
          <table:table-cell office:value-type="float" office:value="16" calcext:value-type="float">
            <text:p>16</text:p>
          </table:table-cell>
          <table:table-cell office:value-type="float" office:value="0.000295617700093" calcext:value-type="float">
            <text:p>0.0002956177</text:p>
          </table:table-cell>
          <table:table-cell office:value-type="float" office:value="16" calcext:value-type="float">
            <text:p>16</text:p>
          </table:table-cell>
          <table:table-cell office:value-type="float" office:value="1.1839" calcext:value-type="float">
            <text:p>1.183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29629795847" calcext:value-type="float">
            <text:p>0.00052962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0967122238" calcext:value-type="float">
            <text:p>0.00024096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2jyprg7ue9ocfs7o1m6jxaj587od6k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0231" calcext:value-type="float">
            <text:p>2.023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6205216426" calcext:value-type="float">
            <text:p>0.0004162052</text:p>
          </table:table-cell>
          <table:table-cell office:value-type="float" office:value="16" calcext:value-type="float">
            <text:p>16</text:p>
          </table:table-cell>
          <table:table-cell office:value-type="float" office:value="0.000298051277051" calcext:value-type="float">
            <text:p>0.0002980513</text:p>
          </table:table-cell>
          <table:table-cell office:value-type="float" office:value="16" calcext:value-type="float">
            <text:p>16</text:p>
          </table:table-cell>
          <table:table-cell office:value-type="float" office:value="1.1713" calcext:value-type="float">
            <text:p>1.17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52615623" calcext:value-type="float">
            <text:p>0.0003752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4228888195" calcext:value-type="float">
            <text:p>0.000234228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glbqnkjw6k77lcanl65lzk7o1e4n34w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0813" calcext:value-type="float">
            <text:p>2.08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2123243723" calcext:value-type="float">
            <text:p>0.0004121232</text:p>
          </table:table-cell>
          <table:table-cell office:value-type="float" office:value="16" calcext:value-type="float">
            <text:p>16</text:p>
          </table:table-cell>
          <table:table-cell office:value-type="float" office:value="0.000311623409789" calcext:value-type="float">
            <text:p>0.0003116234</text:p>
          </table:table-cell>
          <table:table-cell office:value-type="float" office:value="16" calcext:value-type="float">
            <text:p>16</text:p>
          </table:table-cell>
          <table:table-cell office:value-type="float" office:value="1.1829" calcext:value-type="float">
            <text:p>1.18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929581013" calcext:value-type="float">
            <text:p>0.000469295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151740128" calcext:value-type="float">
            <text:p>0.00024151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8rl4q5b3fy8nhuphcrv0f4fc4aipj8k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562" calcext:value-type="float">
            <text:p>1.65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4912394149" calcext:value-type="float">
            <text:p>0.0003849124</text:p>
          </table:table-cell>
          <table:table-cell office:value-type="float" office:value="16" calcext:value-type="float">
            <text:p>16</text:p>
          </table:table-cell>
          <table:table-cell office:value-type="float" office:value="0.000285366220046" calcext:value-type="float">
            <text:p>0.0002853662</text:p>
          </table:table-cell>
          <table:table-cell office:value-type="float" office:value="16" calcext:value-type="float">
            <text:p>16</text:p>
          </table:table-cell>
          <table:table-cell office:value-type="float" office:value="1.0392" calcext:value-type="float">
            <text:p>1.039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929581013" calcext:value-type="float">
            <text:p>0.00046929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151740128" calcext:value-type="float">
            <text:p>0.00024151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0jqqzbljad4d5f9cqc4z43nvr0dxytk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562" calcext:value-type="float">
            <text:p>1.65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4912394149" calcext:value-type="float">
            <text:p>0.0003849124</text:p>
          </table:table-cell>
          <table:table-cell office:value-type="float" office:value="16" calcext:value-type="float">
            <text:p>16</text:p>
          </table:table-cell>
          <table:table-cell office:value-type="float" office:value="0.00028537744849" calcext:value-type="float">
            <text:p>0.0002853774</text:p>
          </table:table-cell>
          <table:table-cell office:value-type="float" office:value="16" calcext:value-type="float">
            <text:p>16</text:p>
          </table:table-cell>
          <table:table-cell office:value-type="float" office:value="1.0392" calcext:value-type="float">
            <text:p>1.039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5231240917" calcext:value-type="float">
            <text:p>0.00046523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89165240122" calcext:value-type="float">
            <text:p>0.00028916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eaha5roqtayzo783ubdo6m964lmek5v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807" calcext:value-type="float">
            <text:p>1.080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327001219" calcext:value-type="float">
            <text:p>0.00042327</text:p>
          </table:table-cell>
          <table:table-cell office:value-type="float" office:value="16" calcext:value-type="float">
            <text:p>16</text:p>
          </table:table-cell>
          <table:table-cell office:value-type="float" office:value="0.000336195298013" calcext:value-type="float">
            <text:p>0.0003361953</text:p>
          </table:table-cell>
          <table:table-cell office:value-type="float" office:value="16" calcext:value-type="float">
            <text:p>16</text:p>
          </table:table-cell>
          <table:table-cell office:value-type="float" office:value="0.7383" calcext:value-type="float">
            <text:p>0.73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1304557331" calcext:value-type="float">
            <text:p>0.00037130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25267485329" calcext:value-type="float">
            <text:p>0.00022526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y3z9c2l40e13zwcv8pz4tzxpyaidjj7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1641" calcext:value-type="float">
            <text:p>2.16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2053575353" calcext:value-type="float">
            <text:p>0.0004120536</text:p>
          </table:table-cell>
          <table:table-cell office:value-type="float" office:value="16" calcext:value-type="float">
            <text:p>16</text:p>
          </table:table-cell>
          <table:table-cell office:value-type="float" office:value="0.000303300375694" calcext:value-type="float">
            <text:p>0.0003033004</text:p>
          </table:table-cell>
          <table:table-cell office:value-type="float" office:value="16" calcext:value-type="float">
            <text:p>16</text:p>
          </table:table-cell>
          <table:table-cell office:value-type="float" office:value="1.1831" calcext:value-type="float">
            <text:p>1.18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65871231456" calcext:value-type="float">
            <text:p>0.00036587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9999124028" calcext:value-type="float">
            <text:p>0.00029999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om8u0bdek3pgnmiqdj3jijthrfssdec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417" calcext:value-type="float">
            <text:p>1.04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3556858227" calcext:value-type="float">
            <text:p>0.0004235569</text:p>
          </table:table-cell>
          <table:table-cell office:value-type="float" office:value="16" calcext:value-type="float">
            <text:p>16</text:p>
          </table:table-cell>
          <table:table-cell office:value-type="float" office:value="0.000352109646518" calcext:value-type="float">
            <text:p>0.0003521096</text:p>
          </table:table-cell>
          <table:table-cell office:value-type="float" office:value="16" calcext:value-type="float">
            <text:p>16</text:p>
          </table:table-cell>
          <table:table-cell office:value-type="float" office:value="0.7378" calcext:value-type="float">
            <text:p>0.737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94723492909" calcext:value-type="float">
            <text:p>0.00039472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58169032993" calcext:value-type="float">
            <text:p>0.00025816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jxsr659is6vwknzuya6gw8jvbs3v441u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8883" calcext:value-type="float">
            <text:p>1.888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5814048106" calcext:value-type="float">
            <text:p>0.000415814</text:p>
          </table:table-cell>
          <table:table-cell office:value-type="float" office:value="16" calcext:value-type="float">
            <text:p>16</text:p>
          </table:table-cell>
          <table:table-cell office:value-type="float" office:value="0.000309932573313" calcext:value-type="float">
            <text:p>0.0003099326</text:p>
          </table:table-cell>
          <table:table-cell office:value-type="float" office:value="16" calcext:value-type="float">
            <text:p>16</text:p>
          </table:table-cell>
          <table:table-cell office:value-type="float" office:value="1.1724" calcext:value-type="float">
            <text:p>1.172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65871231456" calcext:value-type="float">
            <text:p>0.00036587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9999124028" calcext:value-type="float">
            <text:p>0.00029999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cimdtoau9ty10lrztsvbwogom1scqs1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417" calcext:value-type="float">
            <text:p>1.04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3556858227" calcext:value-type="float">
            <text:p>0.0004235569</text:p>
          </table:table-cell>
          <table:table-cell office:value-type="float" office:value="16" calcext:value-type="float">
            <text:p>16</text:p>
          </table:table-cell>
          <table:table-cell office:value-type="float" office:value="0.000352090887346" calcext:value-type="float">
            <text:p>0.0003520909</text:p>
          </table:table-cell>
          <table:table-cell office:value-type="float" office:value="16" calcext:value-type="float">
            <text:p>16</text:p>
          </table:table-cell>
          <table:table-cell office:value-type="float" office:value="0.7378" calcext:value-type="float">
            <text:p>0.737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29629795847" calcext:value-type="float">
            <text:p>0.00052962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0967122238" calcext:value-type="float">
            <text:p>0.00024096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5go0hf9jtrfndz4e5986y0a1etoij42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0231" calcext:value-type="float">
            <text:p>2.023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6205216426" calcext:value-type="float">
            <text:p>0.0004162052</text:p>
          </table:table-cell>
          <table:table-cell office:value-type="float" office:value="16" calcext:value-type="float">
            <text:p>16</text:p>
          </table:table-cell>
          <table:table-cell office:value-type="float" office:value="0.000298051277051" calcext:value-type="float">
            <text:p>0.0002980513</text:p>
          </table:table-cell>
          <table:table-cell office:value-type="float" office:value="16" calcext:value-type="float">
            <text:p>16</text:p>
          </table:table-cell>
          <table:table-cell office:value-type="float" office:value="1.1713" calcext:value-type="float">
            <text:p>1.17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54702663209" calcext:value-type="float">
            <text:p>0.00035470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12843045" calcext:value-type="float">
            <text:p>0.000241284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3drc7n4ejubnp5e6b4by3vw73ebj2f7v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578" calcext:value-type="float">
            <text:p>1.657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6661150314" calcext:value-type="float">
            <text:p>0.0003866612</text:p>
          </table:table-cell>
          <table:table-cell office:value-type="float" office:value="16" calcext:value-type="float">
            <text:p>16</text:p>
          </table:table-cell>
          <table:table-cell office:value-type="float" office:value="0.000293133439359" calcext:value-type="float">
            <text:p>0.0002931334</text:p>
          </table:table-cell>
          <table:table-cell office:value-type="float" office:value="16" calcext:value-type="float">
            <text:p>16</text:p>
          </table:table-cell>
          <table:table-cell office:value-type="float" office:value="1.0345" calcext:value-type="float">
            <text:p>1.034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08166485809" calcext:value-type="float">
            <text:p>0.00050816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22511919759" calcext:value-type="float">
            <text:p>0.00022251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zigno0i2mmr38cavlyc0he6gaykdavt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1909" calcext:value-type="float">
            <text:p>2.19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1775137258" calcext:value-type="float">
            <text:p>0.0004117751</text:p>
          </table:table-cell>
          <table:table-cell office:value-type="float" office:value="16" calcext:value-type="float">
            <text:p>16</text:p>
          </table:table-cell>
          <table:table-cell office:value-type="float" office:value="0.000295617739509" calcext:value-type="float">
            <text:p>0.0002956177</text:p>
          </table:table-cell>
          <table:table-cell office:value-type="float" office:value="16" calcext:value-type="float">
            <text:p>16</text:p>
          </table:table-cell>
          <table:table-cell office:value-type="float" office:value="1.1839" calcext:value-type="float">
            <text:p>1.183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1304557331" calcext:value-type="float">
            <text:p>0.00037130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25267485329" calcext:value-type="float">
            <text:p>0.00022526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bx5m13y0mwwz00x7xwn8a3u2hnq36b8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1641" calcext:value-type="float">
            <text:p>2.16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2053575353" calcext:value-type="float">
            <text:p>0.0004120536</text:p>
          </table:table-cell>
          <table:table-cell office:value-type="float" office:value="16" calcext:value-type="float">
            <text:p>16</text:p>
          </table:table-cell>
          <table:table-cell office:value-type="float" office:value="0.000303300497014" calcext:value-type="float">
            <text:p>0.0003033005</text:p>
          </table:table-cell>
          <table:table-cell office:value-type="float" office:value="16" calcext:value-type="float">
            <text:p>16</text:p>
          </table:table-cell>
          <table:table-cell office:value-type="float" office:value="1.1831" calcext:value-type="float">
            <text:p>1.18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29629795847" calcext:value-type="float">
            <text:p>0.000529629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0967122238" calcext:value-type="float">
            <text:p>0.00024096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kw0ufu3rfoursg2rhqiw52rsgv2rkj80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0231" calcext:value-type="float">
            <text:p>2.023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6205216426" calcext:value-type="float">
            <text:p>0.0004162052</text:p>
          </table:table-cell>
          <table:table-cell office:value-type="float" office:value="16" calcext:value-type="float">
            <text:p>16</text:p>
          </table:table-cell>
          <table:table-cell office:value-type="float" office:value="0.000298051237311" calcext:value-type="float">
            <text:p>0.0002980512</text:p>
          </table:table-cell>
          <table:table-cell office:value-type="float" office:value="16" calcext:value-type="float">
            <text:p>16</text:p>
          </table:table-cell>
          <table:table-cell office:value-type="float" office:value="1.1713" calcext:value-type="float">
            <text:p>1.17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19178207212" calcext:value-type="float">
            <text:p>0.00051917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6512994857" calcext:value-type="float">
            <text:p>0.0002365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2xirpen4ur3gl4vrni26tatsbrvkyf2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0612" calcext:value-type="float">
            <text:p>2.06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1879507435" calcext:value-type="float">
            <text:p>0.0004118795</text:p>
          </table:table-cell>
          <table:table-cell office:value-type="float" office:value="16" calcext:value-type="float">
            <text:p>16</text:p>
          </table:table-cell>
          <table:table-cell office:value-type="float" office:value="0.000306300313627" calcext:value-type="float">
            <text:p>0.0003063003</text:p>
          </table:table-cell>
          <table:table-cell office:value-type="float" office:value="16" calcext:value-type="float">
            <text:p>16</text:p>
          </table:table-cell>
          <table:table-cell office:value-type="float" office:value="1.1836" calcext:value-type="float">
            <text:p>1.183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35819958624" calcext:value-type="float">
            <text:p>0.000535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6324347157" calcext:value-type="float">
            <text:p>0.00026324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mhcpj600lyfvndrjg9lke2v9agmz0sd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8519" calcext:value-type="float">
            <text:p>1.85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5849518041" calcext:value-type="float">
            <text:p>0.0004158495</text:p>
          </table:table-cell>
          <table:table-cell office:value-type="float" office:value="16" calcext:value-type="float">
            <text:p>16</text:p>
          </table:table-cell>
          <table:table-cell office:value-type="float" office:value="0.000308315260336" calcext:value-type="float">
            <text:p>0.0003083153</text:p>
          </table:table-cell>
          <table:table-cell office:value-type="float" office:value="16" calcext:value-type="float">
            <text:p>16</text:p>
          </table:table-cell>
          <table:table-cell office:value-type="float" office:value="1.1723" calcext:value-type="float">
            <text:p>1.172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5231240917" calcext:value-type="float">
            <text:p>0.00046523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89165240122" calcext:value-type="float">
            <text:p>0.00028916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f00qrthgvs2f6od87hu5pekw0jjtzhl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807" calcext:value-type="float">
            <text:p>1.080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327001219" calcext:value-type="float">
            <text:p>0.00042327</text:p>
          </table:table-cell>
          <table:table-cell office:value-type="float" office:value="16" calcext:value-type="float">
            <text:p>16</text:p>
          </table:table-cell>
          <table:table-cell office:value-type="float" office:value="0.000336195298013" calcext:value-type="float">
            <text:p>0.0003361953</text:p>
          </table:table-cell>
          <table:table-cell office:value-type="float" office:value="16" calcext:value-type="float">
            <text:p>16</text:p>
          </table:table-cell>
          <table:table-cell office:value-type="float" office:value="0.7383" calcext:value-type="float">
            <text:p>0.73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5231240917" calcext:value-type="float">
            <text:p>0.00046523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89165240122" calcext:value-type="float">
            <text:p>0.00028916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pv771q0fx9hgvhlrt1iimu8ey296474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807" calcext:value-type="float">
            <text:p>1.080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327001219" calcext:value-type="float">
            <text:p>0.00042327</text:p>
          </table:table-cell>
          <table:table-cell office:value-type="float" office:value="16" calcext:value-type="float">
            <text:p>16</text:p>
          </table:table-cell>
          <table:table-cell office:value-type="float" office:value="0.000336195342839" calcext:value-type="float">
            <text:p>0.0003361953</text:p>
          </table:table-cell>
          <table:table-cell office:value-type="float" office:value="16" calcext:value-type="float">
            <text:p>16</text:p>
          </table:table-cell>
          <table:table-cell office:value-type="float" office:value="0.7383" calcext:value-type="float">
            <text:p>0.73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54702663209" calcext:value-type="float">
            <text:p>0.00035470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12843045" calcext:value-type="float">
            <text:p>0.000241284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u5bby5hyr8893dxnxn8xrwp4xbwilrf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578" calcext:value-type="float">
            <text:p>1.657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6661150314" calcext:value-type="float">
            <text:p>0.0003866612</text:p>
          </table:table-cell>
          <table:table-cell office:value-type="float" office:value="16" calcext:value-type="float">
            <text:p>16</text:p>
          </table:table-cell>
          <table:table-cell office:value-type="float" office:value="0.000293145086428" calcext:value-type="float">
            <text:p>0.0002931451</text:p>
          </table:table-cell>
          <table:table-cell office:value-type="float" office:value="16" calcext:value-type="float">
            <text:p>16</text:p>
          </table:table-cell>
          <table:table-cell office:value-type="float" office:value="1.0345" calcext:value-type="float">
            <text:p>1.034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54702663209" calcext:value-type="float">
            <text:p>0.00035470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12843045" calcext:value-type="float">
            <text:p>0.000241284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fadiv0w9p1vyqfi29igjgjbb47z76eh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578" calcext:value-type="float">
            <text:p>1.657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6661150314" calcext:value-type="float">
            <text:p>0.0003866612</text:p>
          </table:table-cell>
          <table:table-cell office:value-type="float" office:value="16" calcext:value-type="float">
            <text:p>16</text:p>
          </table:table-cell>
          <table:table-cell office:value-type="float" office:value="0.000293145086428" calcext:value-type="float">
            <text:p>0.0002931451</text:p>
          </table:table-cell>
          <table:table-cell office:value-type="float" office:value="16" calcext:value-type="float">
            <text:p>16</text:p>
          </table:table-cell>
          <table:table-cell office:value-type="float" office:value="1.0345" calcext:value-type="float">
            <text:p>1.034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919854546" calcext:value-type="float">
            <text:p>0.00039198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5701099937" calcext:value-type="float">
            <text:p>0.00023570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huc3lfxybt6gzdr4iqhmkucrmhyin15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0683" calcext:value-type="float">
            <text:p>2.068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7095456879" calcext:value-type="float">
            <text:p>0.0004170955</text:p>
          </table:table-cell>
          <table:table-cell office:value-type="float" office:value="16" calcext:value-type="float">
            <text:p>16</text:p>
          </table:table-cell>
          <table:table-cell office:value-type="float" office:value="0.000304554303518" calcext:value-type="float">
            <text:p>0.0003045543</text:p>
          </table:table-cell>
          <table:table-cell office:value-type="float" office:value="16" calcext:value-type="float">
            <text:p>16</text:p>
          </table:table-cell>
          <table:table-cell office:value-type="float" office:value="1.1688" calcext:value-type="float">
            <text:p>1.168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919854546" calcext:value-type="float">
            <text:p>0.00039198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5701099937" calcext:value-type="float">
            <text:p>0.00023570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t8am8nxc65a5dtw9vx9zb1n3jryubwv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0683" calcext:value-type="float">
            <text:p>2.068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7095456879" calcext:value-type="float">
            <text:p>0.0004170955</text:p>
          </table:table-cell>
          <table:table-cell office:value-type="float" office:value="16" calcext:value-type="float">
            <text:p>16</text:p>
          </table:table-cell>
          <table:table-cell office:value-type="float" office:value="0.000304554344125" calcext:value-type="float">
            <text:p>0.0003045543</text:p>
          </table:table-cell>
          <table:table-cell office:value-type="float" office:value="16" calcext:value-type="float">
            <text:p>16</text:p>
          </table:table-cell>
          <table:table-cell office:value-type="float" office:value="1.1688" calcext:value-type="float">
            <text:p>1.168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919854546" calcext:value-type="float">
            <text:p>0.00039198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5701099937" calcext:value-type="float">
            <text:p>0.00023570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i9uzyh7xcny9mpyem372s1kctcc1zrl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0683" calcext:value-type="float">
            <text:p>2.068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7095456879" calcext:value-type="float">
            <text:p>0.0004170955</text:p>
          </table:table-cell>
          <table:table-cell office:value-type="float" office:value="16" calcext:value-type="float">
            <text:p>16</text:p>
          </table:table-cell>
          <table:table-cell office:value-type="float" office:value="0.00030456539314" calcext:value-type="float">
            <text:p>0.0003045654</text:p>
          </table:table-cell>
          <table:table-cell office:value-type="float" office:value="16" calcext:value-type="float">
            <text:p>16</text:p>
          </table:table-cell>
          <table:table-cell office:value-type="float" office:value="1.1688" calcext:value-type="float">
            <text:p>1.168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59479009244" calcext:value-type="float">
            <text:p>0.0004594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4632285312" calcext:value-type="float">
            <text:p>0.00023463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k9lrpixuu1q22yy4p4ttwnfriwm6qbf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7048" calcext:value-type="float">
            <text:p>1.7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3142068966" calcext:value-type="float">
            <text:p>0.0003831421</text:p>
          </table:table-cell>
          <table:table-cell office:value-type="float" office:value="16" calcext:value-type="float">
            <text:p>16</text:p>
          </table:table-cell>
          <table:table-cell office:value-type="float" office:value="0.000286437261613" calcext:value-type="float">
            <text:p>0.0002864373</text:p>
          </table:table-cell>
          <table:table-cell office:value-type="float" office:value="16" calcext:value-type="float">
            <text:p>16</text:p>
          </table:table-cell>
          <table:table-cell office:value-type="float" office:value="1.044" calcext:value-type="float">
            <text:p>1.0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48648050775" calcext:value-type="float">
            <text:p>0.00034864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356154174" calcext:value-type="float">
            <text:p>0.00024356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kzm22jcl6iyauqw7ablxfqfi14kw8wk3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423" calcext:value-type="float">
            <text:p>1.64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5097063637" calcext:value-type="float">
            <text:p>0.0003850971</text:p>
          </table:table-cell>
          <table:table-cell office:value-type="float" office:value="16" calcext:value-type="float">
            <text:p>16</text:p>
          </table:table-cell>
          <table:table-cell office:value-type="float" office:value="0.0002986174518" calcext:value-type="float">
            <text:p>0.0002986175</text:p>
          </table:table-cell>
          <table:table-cell office:value-type="float" office:value="16" calcext:value-type="float">
            <text:p>16</text:p>
          </table:table-cell>
          <table:table-cell office:value-type="float" office:value="1.0387" calcext:value-type="float">
            <text:p>1.038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7737836006" calcext:value-type="float">
            <text:p>0.00046773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90589896783" calcext:value-type="float">
            <text:p>0.000290589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p0r1an5rdrp3n2bt7gz51qontsvh6gg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754" calcext:value-type="float">
            <text:p>1.07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327001219" calcext:value-type="float">
            <text:p>0.00042327</text:p>
          </table:table-cell>
          <table:table-cell office:value-type="float" office:value="16" calcext:value-type="float">
            <text:p>16</text:p>
          </table:table-cell>
          <table:table-cell office:value-type="float" office:value="0.00033685423322" calcext:value-type="float">
            <text:p>0.0003368542</text:p>
          </table:table-cell>
          <table:table-cell office:value-type="float" office:value="16" calcext:value-type="float">
            <text:p>16</text:p>
          </table:table-cell>
          <table:table-cell office:value-type="float" office:value="0.7383" calcext:value-type="float">
            <text:p>0.73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6770465927" calcext:value-type="float">
            <text:p>0.000466770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96715604823" calcext:value-type="float">
            <text:p>0.00029671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or16amxcm02zn7dhf8iv6j8zk5xdzjo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532" calcext:value-type="float">
            <text:p>1.05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5575718371" calcext:value-type="float">
            <text:p>0.0004255757</text:p>
          </table:table-cell>
          <table:table-cell office:value-type="float" office:value="16" calcext:value-type="float">
            <text:p>16</text:p>
          </table:table-cell>
          <table:table-cell office:value-type="float" office:value="0.000336484385329" calcext:value-type="float">
            <text:p>0.0003364844</text:p>
          </table:table-cell>
          <table:table-cell office:value-type="float" office:value="16" calcext:value-type="float">
            <text:p>16</text:p>
          </table:table-cell>
          <table:table-cell office:value-type="float" office:value="0.7343" calcext:value-type="float">
            <text:p>0.73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59479009244" calcext:value-type="float">
            <text:p>0.00045947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4632285312" calcext:value-type="float">
            <text:p>0.00023463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9h4q5eeolkp4yydq5yr3tufy5w3sx7m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7048" calcext:value-type="float">
            <text:p>1.7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3142068966" calcext:value-type="float">
            <text:p>0.0003831421</text:p>
          </table:table-cell>
          <table:table-cell office:value-type="float" office:value="16" calcext:value-type="float">
            <text:p>16</text:p>
          </table:table-cell>
          <table:table-cell office:value-type="float" office:value="0.000286437147038" calcext:value-type="float">
            <text:p>0.0002864371</text:p>
          </table:table-cell>
          <table:table-cell office:value-type="float" office:value="16" calcext:value-type="float">
            <text:p>16</text:p>
          </table:table-cell>
          <table:table-cell office:value-type="float" office:value="1.044" calcext:value-type="float">
            <text:p>1.0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5231240917" calcext:value-type="float">
            <text:p>0.00046523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89165240122" calcext:value-type="float">
            <text:p>0.00028916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0lhiz0ks8zmmrii6u3l9ic9blecs4gc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807" calcext:value-type="float">
            <text:p>1.080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327001219" calcext:value-type="float">
            <text:p>0.00042327</text:p>
          </table:table-cell>
          <table:table-cell office:value-type="float" office:value="16" calcext:value-type="float">
            <text:p>16</text:p>
          </table:table-cell>
          <table:table-cell office:value-type="float" office:value="0.000336195253187" calcext:value-type="float">
            <text:p>0.0003361953</text:p>
          </table:table-cell>
          <table:table-cell office:value-type="float" office:value="16" calcext:value-type="float">
            <text:p>16</text:p>
          </table:table-cell>
          <table:table-cell office:value-type="float" office:value="0.7383" calcext:value-type="float">
            <text:p>0.73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496989406" calcext:value-type="float">
            <text:p>0.0003496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4693509512" calcext:value-type="float">
            <text:p>0.00024469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08odcgj40jkq9ldpljbxljsed9g0vw7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347" calcext:value-type="float">
            <text:p>1.634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5134142114" calcext:value-type="float">
            <text:p>0.0003851341</text:p>
          </table:table-cell>
          <table:table-cell office:value-type="float" office:value="16" calcext:value-type="float">
            <text:p>16</text:p>
          </table:table-cell>
          <table:table-cell office:value-type="float" office:value="0.000301183286817" calcext:value-type="float">
            <text:p>0.0003011833</text:p>
          </table:table-cell>
          <table:table-cell office:value-type="float" office:value="16" calcext:value-type="float">
            <text:p>16</text:p>
          </table:table-cell>
          <table:table-cell office:value-type="float" office:value="1.0386" calcext:value-type="float">
            <text:p>1.038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48648050775" calcext:value-type="float">
            <text:p>0.00034864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4356154174" calcext:value-type="float">
            <text:p>0.00024356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8h8ml5j8b3udmnteq1kqaqwv3i1orlxt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423" calcext:value-type="float">
            <text:p>1.64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5097063637" calcext:value-type="float">
            <text:p>0.0003850971</text:p>
          </table:table-cell>
          <table:table-cell office:value-type="float" office:value="16" calcext:value-type="float">
            <text:p>16</text:p>
          </table:table-cell>
          <table:table-cell office:value-type="float" office:value="0.000298617491616" calcext:value-type="float">
            <text:p>0.0002986175</text:p>
          </table:table-cell>
          <table:table-cell office:value-type="float" office:value="16" calcext:value-type="float">
            <text:p>16</text:p>
          </table:table-cell>
          <table:table-cell office:value-type="float" office:value="1.0387" calcext:value-type="float">
            <text:p>1.038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5049665944" calcext:value-type="float">
            <text:p>0.00046504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9148917852" calcext:value-type="float">
            <text:p>0.000239148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ixrgehlv5uedee4z81xm4nyje1cx52v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6726" calcext:value-type="float">
            <text:p>1.672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3215481893" calcext:value-type="float">
            <text:p>0.0003832155</text:p>
          </table:table-cell>
          <table:table-cell office:value-type="float" office:value="16" calcext:value-type="float">
            <text:p>16</text:p>
          </table:table-cell>
          <table:table-cell office:value-type="float" office:value="0.000290364666996" calcext:value-type="float">
            <text:p>0.0002903647</text:p>
          </table:table-cell>
          <table:table-cell office:value-type="float" office:value="16" calcext:value-type="float">
            <text:p>16</text:p>
          </table:table-cell>
          <table:table-cell office:value-type="float" office:value="1.0438" calcext:value-type="float">
            <text:p>1.043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79592569956" calcext:value-type="float">
            <text:p>0.00047959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57682458288" calcext:value-type="float">
            <text:p>0.00025768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a8r3f9u83jsvx1pmqu6baup3b5z7y71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5523" calcext:value-type="float">
            <text:p>1.55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4911778291" calcext:value-type="float">
            <text:p>0.0003849118</text:p>
          </table:table-cell>
          <table:table-cell office:value-type="float" office:value="16" calcext:value-type="float">
            <text:p>16</text:p>
          </table:table-cell>
          <table:table-cell office:value-type="float" office:value="0.00029135926971" calcext:value-type="float">
            <text:p>0.0002913593</text:p>
          </table:table-cell>
          <table:table-cell office:value-type="float" office:value="16" calcext:value-type="float">
            <text:p>16</text:p>
          </table:table-cell>
          <table:table-cell office:value-type="float" office:value="1.0392" calcext:value-type="float">
            <text:p>1.039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59479009244" calcext:value-type="float">
            <text:p>0.00045947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34632285312" calcext:value-type="float">
            <text:p>0.00023463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jdhhwd2wvori9z4cjznohbn5wj0771g2.cfg</text:p>
          </table:table-cell>
          <table:table-cell office:value-type="string" calcext:value-type="string">
            <text:p>16:4096:4: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7048" calcext:value-type="float">
            <text:p>1.7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000383142068966" calcext:value-type="float">
            <text:p>0.0003831421</text:p>
          </table:table-cell>
          <table:table-cell office:value-type="float" office:value="16" calcext:value-type="float">
            <text:p>16</text:p>
          </table:table-cell>
          <table:table-cell office:value-type="float" office:value="0.00028643718523" calcext:value-type="float">
            <text:p>0.0002864372</text:p>
          </table:table-cell>
          <table:table-cell office:value-type="float" office:value="16" calcext:value-type="float">
            <text:p>16</text:p>
          </table:table-cell>
          <table:table-cell office:value-type="float" office:value="1.044" calcext:value-type="float">
            <text:p>1.0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1304557331" calcext:value-type="float">
            <text:p>0.000371304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25267485329" calcext:value-type="float">
            <text:p>0.00022526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3e4qdytwgsjuwtfhk5ypo0fwupxgbm2r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1641" calcext:value-type="float">
            <text:p>2.16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2053575353" calcext:value-type="float">
            <text:p>0.0004120536</text:p>
          </table:table-cell>
          <table:table-cell office:value-type="float" office:value="16" calcext:value-type="float">
            <text:p>16</text:p>
          </table:table-cell>
          <table:table-cell office:value-type="float" office:value="0.000303300375694" calcext:value-type="float">
            <text:p>0.0003033004</text:p>
          </table:table-cell>
          <table:table-cell office:value-type="float" office:value="16" calcext:value-type="float">
            <text:p>16</text:p>
          </table:table-cell>
          <table:table-cell office:value-type="float" office:value="1.1831" calcext:value-type="float">
            <text:p>1.18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66770465927" calcext:value-type="float">
            <text:p>0.00046677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96715604823" calcext:value-type="float">
            <text:p>0.00029671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128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x86lkw1fu8rkspg9kmufdzioyasn1ltz.cfg</text:p>
          </table:table-cell>
          <table:table-cell office:value-type="string" calcext:value-type="string">
            <text:p>16:4096:4: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.0532" calcext:value-type="float">
            <text:p>1.05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lev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000425575718371" calcext:value-type="float">
            <text:p>0.0004255757</text:p>
          </table:table-cell>
          <table:table-cell office:value-type="float" office:value="16" calcext:value-type="float">
            <text:p>16</text:p>
          </table:table-cell>
          <table:table-cell office:value-type="float" office:value="0.000336484340464" calcext:value-type="float">
            <text:p>0.0003364843</text:p>
          </table:table-cell>
          <table:table-cell office:value-type="float" office:value="16" calcext:value-type="float">
            <text:p>16</text:p>
          </table:table-cell>
          <table:table-cell office:value-type="float" office:value="0.7343" calcext:value-type="float">
            <text:p>0.73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1304557331" calcext:value-type="float">
            <text:p>0.00037130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:4096:4:r</text:p>
          </table:table-cell>
          <table:table-cell office:value-type="float" office:value="0.000225267485329" calcext:value-type="float">
            <text:p>0.00022526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512:64:2: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24:256:4:l</text:p>
          </table:table-cell>
          <table:table-cell office:value-type="string" calcext:value-type="string">
            <text:p>512:64:2:l</text:p>
          </table:table-cell>
          <table:table-cell office:value-type="string" calcext:value-type="string">
            <text:p>not found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bb45kw3xxuv0p0yvs63pbbbkimpphx5.cfg</text:p>
          </table:table-cell>
          <table:table-cell office:value-type="string" calcext:value-type="string">
            <text:p>16:4096:4: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.1641" calcext:value-type="float">
            <text:p>2.16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im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000412053575353" calcext:value-type="float">
            <text:p>0.0004120536</text:p>
          </table:table-cell>
          <table:table-cell office:value-type="float" office:value="16" calcext:value-type="float">
            <text:p>16</text:p>
          </table:table-cell>
          <table:table-cell office:value-type="float" office:value="0.000303300497014" calcext:value-type="float">
            <text:p>0.0003033005</text:p>
          </table:table-cell>
          <table:table-cell office:value-type="float" office:value="16" calcext:value-type="float">
            <text:p>16</text:p>
          </table:table-cell>
          <table:table-cell office:value-type="float" office:value="1.1831" calcext:value-type="float">
            <text:p>1.1831</text:p>
          </table:table-cell>
          <table:table-cell office:value-type="float" office:value="512" calcext:value-type="float">
            <text:p>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00" meta:object-count="0"/>
    <meta:generator>LibreOffice/4.2.8.2$Linux_X86_64 LibreOffice_project/420$Build-2</meta:generator>
  </office:meta>
</office:document-meta>
</file>